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standard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standard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2cm" fo:min-width="1.51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1.73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076cm" fo:min-width="0cm"/>
    </style:style>
    <style:style style:name="gr37" style:family="graphic" style:parent-style-name="standard">
      <style:graphic-properties svg:stroke-color="#000000" draw:fill="none" draw:textarea-vertical-align="middle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242cm" fo:min-width="0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cm"/>
    </style:style>
    <style:style style:name="gr40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246cm" svg:y="2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6.936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46cm" svg:y1="3.293cm" svg:x2="5.298cm" svg:y2="5.195cm" draw:start-shape="id1" draw:start-glue-point="3" draw:end-shape="id2" draw:end-glue-point="4" svg:d="M8246 3293h-2948v1902" svg:viewBox="0 0 2949 1903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6.936cm" svg:y1="3.269cm" svg:x2="14.208cm" svg:y2="5.194cm" draw:start-shape="id8" draw:start-glue-point="3" draw:end-shape="id7" draw:end-glue-point="1" svg:d="M16936 3269h-2728v1925" svg:viewBox="0 0 2729 1926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2.545cm" svg:y="5.997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225cm" svg:y="4.429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4.97cm" svg:y="15.73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235cm" svg:y1="3.293cm" svg:x2="14.208cm" svg:y2="5.194cm" draw:start-shape="id1" draw:start-glue-point="1" draw:end-shape="id7" draw:end-glue-point="1" svg:d="M11235 3293h2973v1901" svg:viewBox="0 0 2974 1902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19.923cm" svg:y1="3.269cm" svg:x2="22.294cm" svg:y2="4.461cm" draw:start-shape="id8" draw:start-glue-point="1" draw:end-shape="id10" draw:end-glue-point="0" svg:d="M19923 3269h2371v1192" svg:viewBox="0 0 2372 1193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5" draw:text-style-name="P7" draw:layer="layout" svg:x1="5.289cm" svg:y1="12.326cm" svg:x2="8.246cm" svg:y2="10.247cm" draw:start-shape="id12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6" draw:text-style-name="P5" draw:layer="layout" svg:width="3.853cm" svg:height="1.987cm" svg:x="24.241cm" svg:y="13.065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072cm" svg:height="1.987cm" svg:x="9.215cm" svg:y="1.68cm">
          <draw:text-box>
            <text:p>R<text:span text:style-name="T7">1</text:span></text:p>
          </draw:text-box>
        </draw:frame>
        <draw:frame draw:style-name="gr17" draw:text-style-name="P8" draw:layer="layout" svg:width="2.072cm" svg:height="1.987cm" svg:x="9.128cm" svg:y="18.063cm">
          <draw:text-box>
            <text:p>R<text:span text:style-name="T7">7</text:span></text:p>
          </draw:text-box>
        </draw:frame>
        <draw:frame draw:style-name="gr18" draw:text-style-name="P8" draw:layer="layout" svg:width="2.071cm" svg:height="1.987cm" svg:x="18.106cm" svg:y="10.779cm">
          <draw:text-box>
            <text:p>R<text:span text:style-name="T7">5</text:span></text:p>
          </draw:text-box>
        </draw:frame>
        <draw:frame draw:style-name="gr19" draw:text-style-name="P8" draw:layer="layout" svg:width="2.101cm" svg:height="1.311cm" svg:x="8.747cm" svg:y="10.738cm">
          <draw:text-box>
            <text:p>R<text:span text:style-name="T7">4</text:span></text:p>
          </draw:text-box>
        </draw:frame>
        <draw:frame draw:style-name="gr20" draw:text-style-name="P8" draw:layer="layout" svg:width="2.072cm" svg:height="1.988cm" svg:x="14.716cm" svg:y="6.08cm">
          <draw:text-box>
            <text:p>R<text:span text:style-name="T7">3</text:span></text:p>
          </draw:text-box>
        </draw:frame>
        <draw:frame draw:style-name="gr21" draw:text-style-name="P8" draw:layer="layout" svg:width="2.074cm" svg:height="1.987cm" svg:x="17.976cm" svg:y="1.807cm">
          <draw:text-box>
            <text:p>R<text:span text:style-name="T7">2</text:span></text:p>
          </draw:text-box>
        </draw:frame>
        <draw:frame draw:style-name="gr22" draw:text-style-name="P8" draw:layer="layout" svg:width="2.07cm" svg:height="1.985cm" svg:x="3.54cm" svg:y="13.112cm">
          <draw:text-box>
            <text:p>R<text:span text:style-name="T7">6</text:span></text:p>
          </draw:text-box>
        </draw:frame>
        <draw:custom-shape draw:style-name="gr23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5.053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012cm" svg:height="4.522cm" svg:x="12.45cm" svg:y="5.318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9" draw:layer="layout" svg:x1="6.44cm" svg:y1="12.326cm" svg:x2="6.44cm" svg:y2="15.692cm">
          <text:p/>
        </draw:line>
        <draw:frame draw:style-name="gr27" draw:text-style-name="P10" draw:layer="layout" svg:width="1.544cm" svg:height="1.987cm" svg:x="6.441cm" svg:y="12.811cm">
          <draw:text-box>
            <text:p><text:span text:style-name="T5">I</text:span><text:span text:style-name="T6">c</text:span></text:p>
          </draw:text-box>
        </draw:frame>
        <draw:g>
          <draw:line draw:style-name="gr28" draw:text-style-name="P9" draw:layer="layout" svg:x1="15.782cm" svg:y1="18.612cm" svg:x2="12.621cm" svg:y2="18.633cm">
            <text:p/>
          </draw:line>
          <draw:line draw:style-name="gr28" draw:text-style-name="P9" draw:layer="layout" svg:x1="15.783cm" svg:y1="18.601cm" svg:x2="12.622cm" svg:y2="18.622cm">
            <text:p/>
          </draw:line>
          <draw:line draw:style-name="gr28" draw:text-style-name="P9" draw:layer="layout" svg:x1="13.483cm" svg:y1="19.069cm" svg:x2="15.054cm" svg:y2="19.069cm">
            <text:p/>
          </draw:line>
          <draw:line draw:style-name="gr28" draw:text-style-name="P9" draw:layer="layout" svg:x1="13.908cm" svg:y1="19.462cm" svg:x2="14.663cm" svg:y2="19.462cm">
            <text:p/>
          </draw:line>
          <draw:line draw:style-name="gr28" draw:text-style-name="P9" draw:layer="layout" svg:x1="14.243cm" svg:y1="18.584cm" svg:x2="14.256cm" svg:y2="17.573cm">
            <text:p/>
          </draw:line>
        </draw:g>
        <draw:frame draw:style-name="gr29" draw:text-style-name="P8" draw:layer="layout" svg:width="2.786cm" svg:height="1.402cm" svg:x="15.351cm" svg:y="18.907cm">
          <draw:text-box>
            <text:p>GND</text:p>
          </draw:text-box>
        </draw:frame>
        <draw:frame draw:style-name="gr30" draw:text-style-name="P4" draw:layer="layout" svg:width="2.01cm" svg:height="1.986cm" svg:x="4.302cm" svg:y="2.143cm">
          <draw:text-box>
            <text:p><text:span text:style-name="T1">V</text:span><text:span text:style-name="T2">1</text:span></text:p>
          </draw:text-box>
        </draw:frame>
        <draw:frame draw:style-name="gr31" draw:text-style-name="P4" draw:layer="layout" svg:width="2.01cm" svg:height="2.884cm" svg:x="3.943cm" svg:y="9.419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9" draw:text-style-name="P4" draw:layer="layout" svg:width="2.011cm" svg:height="1.988cm" svg:x="4.196cm" svg:y="17.173cm">
          <draw:text-box>
            <text:p><text:span text:style-name="T1">V</text:span><text:span text:style-name="T2">3</text:span></text:p>
          </draw:text-box>
        </draw:frame>
        <draw:frame draw:style-name="gr32" draw:text-style-name="P4" draw:layer="layout" svg:width="2.01cm" svg:height="1.988cm" svg:x="22.358cm" svg:y="9.553cm">
          <draw:text-box>
            <text:p><text:span text:style-name="T1">V</text:span><text:span text:style-name="T2">4</text:span></text:p>
          </draw:text-box>
        </draw:frame>
        <draw:frame draw:style-name="gr33" draw:text-style-name="P4" draw:layer="layout" svg:width="2.012cm" svg:height="1.986cm" svg:x="21.975cm" svg:y="2.189cm">
          <draw:text-box>
            <text:p><text:span text:style-name="T1">V</text:span><text:span text:style-name="T2">5</text:span></text:p>
          </draw:text-box>
        </draw:frame>
        <draw:frame draw:style-name="gr34" draw:text-style-name="P4" draw:layer="layout" svg:width="2.012cm" svg:height="1.987cm" svg:x="13.573cm" svg:y="1.889cm">
          <draw:text-box>
            <text:p><text:span text:style-name="T1">V</text:span><text:span text:style-name="T2">6</text:span></text:p>
          </draw:text-box>
        </draw:frame>
        <draw:frame draw:style-name="gr35" draw:text-style-name="P4" draw:layer="layout" svg:width="2.01cm" svg:height="1.987cm" svg:x="12.96cm" svg:y="9.128cm">
          <draw:text-box>
            <text:p><text:span text:style-name="T1">V</text:span><text:span text:style-name="T2">7</text:span></text:p>
          </draw:text-box>
        </draw:frame>
        <draw:custom-shape draw:style-name="gr36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7" draw:text-style-name="P9" draw:layer="layout" svg:width="3.683cm" svg:height="3.683cm" svg:x="7.858cm" svg:y="5.001cm" draw:kind="arc" draw:start-angle="132.16" draw:end-angle="55.89">
          <text:p/>
        </draw:circle>
        <draw:circle draw:style-name="gr37" draw:text-style-name="P9" draw:layer="layout" svg:width="3.683cm" svg:height="3.683cm" svg:x="16.24cm" svg:y="4.937cm" draw:kind="arc" draw:start-angle="132.16" draw:end-angle="55.89">
          <text:p/>
        </draw:circle>
        <draw:circle draw:style-name="gr37" draw:text-style-name="P9" draw:layer="layout" svg:width="3.683cm" svg:height="3.683cm" svg:x="16.494cm" svg:y="11.859cm" draw:kind="arc" draw:start-angle="132.16" draw:end-angle="55.89">
          <text:p/>
        </draw:circle>
        <draw:circle draw:style-name="gr37" draw:text-style-name="P9" draw:layer="layout" svg:width="3.683cm" svg:height="3.683cm" svg:x="7.985cm" svg:y="11.986cm" draw:kind="arc" draw:start-angle="132.16" draw:end-angle="55.89">
          <text:p/>
        </draw:circle>
        <draw:custom-shape draw:style-name="gr38" draw:text-style-name="P11" draw:layer="layout" svg:width="0.407cm" svg:height="0.491cm" draw:transform="rotate (0.785398163397448) translate (8.234cm 5.352cm)">
          <text:p/>
          <draw:enhanced-geometry svg:viewBox="0 0 21600 21600" draw:mirror-horizontal="true" draw:mirror-vertical="false" draw:text-areas="0 ?f0 ?f5 ?f2" draw:type="right-arrow" draw:modifiers="9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07cm" svg:height="0.491cm" draw:transform="rotate (0.785398163397448) translate (18.648cm 5.098cm)">
          <text:p/>
          <draw:enhanced-geometry svg:viewBox="0 0 21600 21600" draw:mirror-horizontal="tru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07cm" svg:height="0.491cm" draw:transform="rotate (0.785398163397448) translate (10.393cm 12.21cm)">
          <text:p/>
          <draw:enhanced-geometry svg:viewBox="0 0 21600 21600" draw:mirror-horizontal="true" draw:mirror-vertical="false" draw:text-areas="0 ?f0 ?f5 ?f2" draw:type="right-arrow" draw:modifiers="9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07cm" svg:height="0.491cm" draw:transform="rotate (0.785398163397448) translate (18.902cm 12.083cm)">
          <text:p/>
          <draw:enhanced-geometry svg:viewBox="0 0 21600 21600" draw:mirror-horizontal="true" draw:mirror-vertical="false" draw:text-areas="0 ?f0 ?f5 ?f2" draw:type="right-arrow" draw:modifiers="9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8" draw:layer="layout" svg:width="1.397cm" svg:height="1.143cm" svg:x="9.255cm" svg:y="6.334cm">
          <draw:text-box>
            <text:p>I<text:span text:style-name="T7">a</text:span></text:p>
          </draw:text-box>
        </draw:frame>
        <draw:frame draw:style-name="gr41" draw:text-style-name="P8" draw:layer="layout" svg:width="1.651cm" svg:height="1.397cm" svg:x="9.382cm" svg:y="13.192cm">
          <draw:text-box>
            <text:p>I<text:span text:style-name="T7">c</text:span></text:p>
          </draw:text-box>
        </draw:frame>
        <draw:frame draw:style-name="gr42" draw:text-style-name="P8" draw:layer="layout" svg:width="1.905cm" svg:height="1.905cm" svg:x="18.018cm" svg:y="13.192cm">
          <draw:text-box>
            <text:p>I<text:span text:style-name="T7">d</text:span></text:p>
          </draw:text-box>
        </draw:frame>
        <draw:frame draw:style-name="gr41" draw:text-style-name="P8" draw:layer="layout" svg:width="1.651cm" svg:height="1.397cm" svg:x="17.764cm" svg:y="6.207cm">
          <draw:text-box>
            <text:p>I<text:span text:style-name="T7">b</text:span></text:p>
          </draw:text-box>
        </draw:frame>
        <draw:custom-shape draw:style-name="gr24" draw:text-style-name="P7" draw:layer="layout" svg:width="0.42cm" svg:height="0.459cm" svg:x="5.152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1:05.247524926</meta:creation-date>
    <dc:date>2021-03-19T12:51:06.076803892</dc:date>
    <meta:editing-duration>PT10M19S</meta:editing-duration>
    <meta:editing-cycles>7</meta:editing-cycles>
    <meta:generator>LibreOffice/6.4.6.2$Linux_X86_64 LibreOffice_project/40$Build-2</meta:generator>
    <meta:document-statistic meta:object-count="76"/>
  </office:meta>
</office:document-meta>
</file>